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officeooo:rsid="001df48c" officeooo:paragraph-rsid="001df48c"/>
    </style:style>
    <style:style style:name="P3" style:family="paragraph" style:parent-style-name="Standard">
      <style:text-properties officeooo:rsid="001df48c" officeooo:paragraph-rsid="001f0e0e"/>
    </style:style>
    <style:style style:name="P4" style:family="paragraph" style:parent-style-name="Standard">
      <style:paragraph-properties style:writing-mode="lr-tb"/>
      <style:text-properties fo:language="es" fo:country="ES"/>
    </style:style>
    <style:style style:name="T1" style:family="text">
      <style:text-properties officeooo:rsid="001f0e0e"/>
    </style:style>
    <style:style style:name="T2" style:family="text">
      <style:text-properties officeooo:rsid="001f73b2"/>
    </style:style>
    <style:style style:name="T3" style:family="text">
      <style:text-properties officeooo:rsid="0020ad64"/>
    </style:style>
    <style:style style:name="T4" style:family="text">
      <style:text-properties officeooo:rsid="00221206"/>
    </style:style>
    <style:style style:name="T5" style:family="text">
      <style:text-properties officeooo:rsid="0022f9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La literatura criptográfica típicamente de fi ne mensaje de privacidad con respecto a un ataque dirigido. Por ejemplo, la definición de seguridad semántica [3] considera un adversario que debe adivinar un poco aleatorio b, dado el cifrado E (Mb) de uno de dos mensajes M0 y M1 de su elección. El ataque está dirigido en el sentido de que se trata de sólo dos mensajes M0 y M1 elegidos por el adversario.</text:p>
      <text:p text:style-name="Standard"/>
      <text:p text:style-name="P1"><text:bookmark text:name="result_box1"/>Por el contrario, consideramos mensaje privacidad contra un adversario A (llamado un per fi ling adversario), que observa pasivamente todos los mensajes intercambiados entre un gran grupo de usuarios, y los intentos de identificar a todos los usuarios que cumplan un determinado criterio basado en los mensajes que envían y recibir. Por ejemplo, A puede estar interesado en los mensajes que contienen la palabra clave "Bomba". Más criterios sofisticados pueden intentar clasificar a los usuarios en categorías demográficas o de marketing.</text:p>
      <text:p text:style-name="Standard"/>
      <text:p text:style-name="P1"><text:bookmark text:name="result_box2"/>Decimos que un esquema de cifrado o ff res privacidad frente a per fi ling si A, teniendo en cuenta todos los mensajes, no es significativamente más éxito en la clasificación de los usuarios que cifran sus mensajes de lo que sería sin ver ningún mensaje. Semánticamente cifrado seguro trivialmente garantiza la privacidad contra pro fi ling. Más interesante, un "débil" esquema de cifrado que no es seguro en el sentido criptográfico puede aún garantizar la privacidad contra la pro fi ling, si es usado por bastante gente que A tiene Seg recursos fi ciente para romper el cifrado por más de una pequeña fracción de los usuarios.</text:p>
      <text:p text:style-name="Standard"/>
      <text:p text:style-name="P4"><text:bookmark text:name="result_box3"/>En este trabajo, se propone un acercamiento a la intimidad frente a per fi ling que se basa en el cifrado débil (por lo tanto, en particular, que prescindir de la necesidad de intercambiar llaves). Debemos garantizar el despliegue suficientemente ancho de nuestro esquema de cifrado débil para desbordar la capacidad del adversario para descifrar cifrado-textos. Nuestro enfoque consiste en diseñar un esquema de cifrado que produce texto cifrado que es indistinguible de texto plano. Esto evita que el adversario de los usuarios de aislamiento que cifran su comunicación. Desde el punto de vista del adversario, es así como dif'ıcil para clasificar los usuarios que cifran sus mensajes como si cada mensaje se encripta.</text:p>
      <text:p text:style-name="Standard"/>
      <text:p text:style-name="Text_20_body">3. ENCRYPTING ENGLISH TEXT</text:p>
      <text:p text:style-name="Standard"/>
      <text:p text:style-name="P1"><text:bookmark text:name="result_box4"/>En esta sección, se esboza el diseño de un esquema de cifrado para el texto Inglés que utiliza técnicas de procesamiento de lenguaje natural para producir el texto cifrado que es difícil de distinguir del texto Inglés estándar (para un observador de la máquina), pero oculta la semántica del texto plano. Este esquema de cifrado es débil en el sentido de criptografía tradicional, sin embargo, puede frustrar exitosamente pro fi ataques ling. Para ser concretos presentamos nuestro esquema de cifrado para el texto Inglés, pero nuestras técnicas son generales y podría adaptarse a otros idiomas con poco ort e ff. (Una descripción completa de este esquema, y los resultados experimentales, se pueden encontrar en la versión completa de este artículo [5].)</text:p>
      <text:p text:style-name="Standard"/>
      <text:p text:style-name="P1"><text:bookmark text:name="result_box5"/>En pocas palabras, nuestra función de cifrado reemplaza cada palabra de texto plano con una palabra de texto cifrado extraídas de un diccionario Inglés. La palabra de texto cifrado se selecciona de acuerdo a la salida de una función determinista φk, parametrizada por la elección de una clave de cifrado k. El φk función toma como entrada la palabra de texto claro y posiblemente otras variables (el índice de la palabra de texto claro en el texto, etc.) y emite una palabra de texto cifrado. El φ función debe lograr dos objetivos con fl icto: el texto cifrado debe ocultar la semántica del texto plano, preservando al mismo tiempo el aspecto del texto Inglés.</text:p>
      <text:p text:style-name="Standard"/>
      <text:p text:style-name="P1"><text:bookmark text:name="result_box6"/>Proponemos llamar φk entre las funciones que se asignan una palabra en texto plano a una palabra <text:soft-page-break/>texto cifrado que pertenece a la misma categoría gramatical y tiene aproximadamente la misma frecuencia en la norma Inglés. Tales funciones se oculta el contenido semántico del mensaje, a excepción de lo que se puede deducir de su estructura gramatical. Estas funciones también producirán texto cifrado que pasa las pruebas estadísticas que se utilizan con mayor frecuencia para determinar si un documento contiene texto estándar Inglés, tales como pruebas basadas en el marcado parcial de voz o la ley de Zipf (ver [6] para más de- cola en lingüística computacional.) Estas pruebas estadísticas son de ninguna manera exhaustiva, y anticipamos que el diseño de esquemas de cifrado seguro contra un per fi ling adversario tomará la Avor fl de una "carrera armamentista '", donde cada avance hecho por el adversario en el distintivo texto cifrado del texto normal Inglés será igualado por un correspondiente en aumento en la sofisticación de la encriptación de las funciones φk.</text:p>
      <text:p text:style-name="Standard"/>
      <text:p text:style-name="P1"><text:bookmark text:name="result_box7"/>Las funciones de cifrado que proponemos aquí tienen cierta super fi parecido cial de algunas técnicas esteganográficos léxicas como funciones Mimic [7] o [1], que son semánticamente seguro pero mucho menos e fi ciente (que producen texto cifrado que es mucho más grande que el texto plano).</text:p>
      <text:p text:style-name="Standard"/>
      <text:p text:style-name="Text_20_body">4. ENHANCING EMAIL PRIVACY</text:p>
      <text:p text:style-name="P1"><text:bookmark text:name="result_box8"/>Proponemos un protocolo para la comunicación por correo electrónico que es seguro contra pro fi ataques ling. Nuestro protocolo garantiza que los correos electrónicos cifrados no revelan información semántica acerca de su contenido a un observador de la máquina, y son estadísticamente indistinguible de mensajes de correo electrónico normales.</text:p>
      <text:p text:style-name="Standard"/>
      <text:p text:style-name="P1"><text:bookmark text:name="result_box9"/>Nuestro protocolo utiliza el esquema de cifrado de la Sección 3 para cifrar el correo electrónico. Recordemos que el φk función de encriptación está parametrizada por la elección de una clave k. Nos proponemos utilizar una función unidireccional lento [2] para generar la clave k, es decir, un conocido públicamente función h que es moderadamente costosa para evaluar (por ejemplo, en el orden de unos pocos segundos de computación) y muy difícil de invertir.</text:p>
      <text:p text:style-name="Standard"/>
      <text:p text:style-name="P1"><text:bookmark text:name="result_box10"/>Más precisamente, el remitente de un correo electrónico procede como sigue. Denotemos M el cuerpo del mensaje del correo electrónico que se enviará, y H el encabezado de que el correo electrónico (que consiste en la dirección del remitente, la dirección del destinatario, la hora a la que se envía el correo electrónico y potencialmente otros campos). Por simplicidad, se supone que todos los campos en H son conocidos tanto para el remitente y el destinatario del correo electrónico (si ese no es el caso, podemos de fi nir H como un subconjunto de la cabecera que se sabe que tanto el remitente como el destinatario) .</text:p>
      <text:p text:style-name="P1"><text:bookmark text:name="result_box11"/>El emisor calcula una clave k = h (H) mediante la aplicación de la función de una vía lenta a la cabecera H, entonces encripta el cuerpo del correo electrónico con φk. El mensaje enviado es H || φk (M). Al recibir este mensaje, el receptor recupera la clave k mediante el cálculo de k = h (H), a continuación, utiliza k para descifrar el cifrado φk cuerpo (M) del correo electrónico.</text:p>
      <text:p text:style-name="Standard"/>
      <text:p text:style-name="P1"><text:bookmark text:name="result_box12"/>Tenga en cuenta que nuestro protocolo prescinde de intercambio de claves. Cualquier uno puede calcular la clave de descifrado de la cabecera del mensaje. Considerando que el destinatario puede descifrar un pequeño número de mensajes en el relativamente bajo coste computacional, un per fi ling adversario intentando descifrar un gran número de mensajes incurriría en una enorme coste computacional. Por otra parte, ya que nuestro sistema de cifrado pro-duce texto cifrado que es indistinguible de la máquina de texto sin formato, el adversario no puede separar la comunicación encriptada del resto. Nuestro protocolo es, pues, seguro contra la pro fi ling ataca aunque sólo una pequeña fracción de los usuarios encriptar sus comunicaciones (un ser humano puede distinguir texto cifrado de texto plano, pero el costo de usar un ser humano para per fi ling grandes cantidades de <text:soft-page-break/>mensajes es prohibitivo).</text:p>
      <text:p text:style-name="Standard"/>
      <text:p text:style-name="P1"><text:bookmark text:name="result_box13"/>Conclusión. Proponemos un modelo realista de la amenaza más com-mon de Privacidad de correo electrónico, y un protocolo que protege a los remitentes y destinatarios de correo electrónico de esa amenaza. Discutimos nuestro enfoque de Privacidad de correo electrónico con más detalle y describir un prototipo de aplicación de nuestras técnicas en la versión completa de este artículo [5].</text:p>
      <text:p text:style-name="Standard"/>
      <text:p text:style-name="Standard"/>
      <text:p text:style-name="Standard"/>
      <text:p text:style-name="Standard"/>
      <text:p text:style-name="Standard"/>
      <text:p text:style-name="Standard"/>
      <text:p text:style-name="P2">La <text:s/>única <text:s/>referencia <text:s/>que se tiene <text:s/>sobre <text:s/>un <text:s/>esquema <text:s/>criptográfico <text:s/>contra <text:s/>adversarios clasificadores es el que encontramos en el artículo </text:p>
      <text:p text:style-name="P2">“Defending Email Communication Against Profiling” de Philippe Golle <text:s/>y <text:s/>Ayman <text:s/>Farahat, ambos <text:s/>miembros del </text:p>
      <text:p text:style-name="P2">“Palo Alto Research Center”.\\</text:p>
      <text:p text:style-name="P3">En su artículo se aborda el ataque de adversarios clasificadores sobre los mensajes de correo <text:span text:style-name="T1">electrónico. E</text:span>n este <text:span text:style-name="T3">articulo</text:span> proponen un protocolo para la <text:span text:style-name="T1">comunicación</text:span> por correo <text:span text:style-name="T1">electrónico</text:span>, <text:span text:style-name="T1">el cual funciona con una</text:span> <text:span text:style-name="T1">función </text:span><text:s/>de cifrado <text:span text:style-name="T1">\cyrfK</text:span> <text:span text:style-name="T1">que sustituye cada una de las palabras del mensaje por otra de la misma extencion y frecuencia gramatical (esta función esta pensada para texto en idioma ingles). Esta función tiene como parámetro una clave K. Para calcular esta clave se usan los datos de cabecera que acompañan el mensaje</text:span> (dirección <text:s/>del remitente, la dirección del destinatario, la hora a la que se envía el correo electrónico y potencialmente otros campos), <text:span text:style-name="T2">estos datos se introducen en una función hash lenta (que puede ser una función hash conocida, con una complejidad de calculo moderadamente mas alta).</text:span> </text:p>
      <text:p text:style-name="P2"><text:s/>\\</text:p>
      <text:p text:style-name="P2"/>
      <text:p text:style-name="P2"><text:s/>Est<text:span text:style-name="T4">e</text:span> <text:s/><text:span text:style-name="T4">protocolo resulta inseguro para la criptografia clásica pero es efectivo contra el ataque de clasificadores. Por otro lado este protocolo resuelve dos problemas, </text:span>le <text:s/>permite <text:s/>a <text:span text:style-name="T5">los</text:span> <text:span text:style-name="T5">usuarios</text:span> <text:s/>calcular <text:s/>la <text:s/><text:span text:style-name="T5">c</text:span>lave <text:span text:style-name="T5">de cifrado y descifrado</text:span> <text:s/>fácilmente <text:s/>ya <text:s/>que <text:s/>estos <text:span text:style-name="T5">los</text:span> datos <text:span text:style-name="T5">con que se calcula</text:span> son <text:s/>públicos, <text:span text:style-name="T5">resolviendo así el intercambio de claves. Al usar un cifrado de tipo semántico permite que el texto se vea como una texto en ingles pero indistinguible para los clasificadores</text:span>. </text:p>
      <text:p text:style-name="P2">\\</text:p>
      <text:p text:style-name="P2">Tomando <text:s/>en <text:s/>cuenta <text:s/>que <text:s/>esta <text:s/>es <text:s/>la <text:s/>única <text:s/>referencia <text:s/>sobre el <text:s/>tema <text:s/>que <text:s/>estamos abordando, podemos decir que trabajamos en el mismo sentido ya que esta propuesta de </text:p>
      <text:p text:style-name="P2">solución está <text:s/>basada en el <text:s/>artículo “On Securing <text:s/>Communication <text:s/>from Profilers”\cite{clas,Attacks} en el que <text:s/>se <text:s/>propone <text:s/>algo <text:s/>similar <text:s/>en <text:s/>cuanto <text:s/>al <text:s/>cifrado, <text:s/>nos <text:s/>lleva <text:s/>a <text:s/>tomar <text:s/>muy <text:s/>en <text:s/>cuenta <text:s/>el </text:p>
      <text:p text:style-name="P2">poder del algoritmo de cifrado que se usará en nuestra propuesta de sol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8:19:35.578539422</meta:creation-date>
    <dc:date>2015-11-21T15:11:03.443810083</dc:date>
    <meta:editing-duration>PT16H2M46S</meta:editing-duration>
    <meta:editing-cycles>1</meta:editing-cycles>
    <meta:document-statistic meta:table-count="0" meta:image-count="0" meta:object-count="0" meta:page-count="3" meta:paragraph-count="26" meta:word-count="1659" meta:character-count="10273" meta:non-whitespace-character-count="8574"/>
    <meta:generator>LibreOffice/4.2.8.2$Linux_x86 LibreOffice_project/420m0$Build-2</meta:generator>
  </office:meta>
</office:document-meta>
</file>